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Helvetica"/>
    </style:style>
    <style:style style:name="P2" style:family="paragraph" style:parent-style-name="Text_20_body"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protocole_titre_stats=%</text:p>
      <text:p text:style-name="P2"><text:span text:style-name="T1">%=protocole_stats_nbinfo_label=% :</text:span> %=protocole_stats_nbinfo_value=%</text:p>
      <text:p text:style-name="P2"><text:span text:style-name="T1">%=protocole_stats_nberr_label=% :</text:span> %=protocole_stats_nberr_value=%</text:p>
      <text:p text:style-name="P2"><text:span text:style-name="T1">%=protocole_stats_nbwarn_label=% :</text:span> %=protocole_stats_nbwarn_valu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8T10:15:20</meta:creation-date>
    <dc:date>2015-11-24T17:14:03.18</dc:date>
    <meta:editing-cycles>5</meta:editing-cycles>
    <meta:editing-duration>PT2M24S</meta:editing-duration>
    <meta:document-statistic meta:table-count="0" meta:image-count="0" meta:object-count="0" meta:page-count="1" meta:paragraph-count="4" meta:word-count="10" meta:character-count="224"/>
    <dc:creator>lga </dc:creator>
    <meta:user-defined meta:name="Info 1"/>
    <meta:user-defined meta:name="Info 2"/>
    <meta:user-defined meta:name="Info 3"/>
    <meta:user-defined meta:name="Info 4"/>
  </office:meta>
</office:document-meta>
</file>